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7d96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97d96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قُرَيْشٖ]</text:h>
      <text:p text:style-name="P2" loext:marker-style-name="T1"><text:span text:style-name="T1">®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</text:span><text:bookmark-start text:name="__DdeLink__1666_4244071338"/><text:span text:style-name="T2"> </text:span><text:span text:style-name="T1">لِإِّيچَفِ قُرَيْشٖ </text:span><text:span text:style-name="T2">(1)</text:span><text:span text:style-name="T1"> اِﯦچَفِهِمْ رۣحْلَةَ </text:span><text:span text:style-name="T4">۰</text:span><text:span text:style-name="T1">لشِّتَآءِ وَالصَّيْفِؐ </text:span><text:span text:style-name="T2">(2)</text:span><text:span text:style-name="T1"> فَلْيَعْبُدُواْ رَبَّ هَـٰذَا </text:span><text:span text:style-name="T4">۰</text:span><text:span text:style-name="T1">لْبَيْتِ </text:span><text:span text:style-name="T2">(3)</text:span><text:span text:style-name="T1"> </text:span><text:span text:style-name="T4">۱ﻟ</text:span><text:span text:style-name="T1">ـذِىٓ أَطْعَمَهُم مِّن جُوعٍ </text:span><text:span text:style-name="T2">(4)</text:span><text:span text:style-name="T1"> وَءَامَنَهُم مِّــنْ خَوْفٖ </text:span><text:span text:style-name="T2">(5)</text:span><text:bookmark-end text:name="__DdeLink__1666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9:24.623104608</meta:creation-date>
    <dc:date>2025-03-06T08:46:00.342130432</dc:date>
    <meta:editing-duration>PT2M36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29" meta:character-count="153" meta:non-whitespace-character-count="126"/>
  </office:meta>
</office:document-meta>
</file>